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P1">%#include AL/commun/dateAdresse/dateAdresse#%</text:p>
      <text:p text:style-name="P1"/>
      <text:p text:style-name="P1"/>
      <text:p text:style-name="P1">%#include AL/BMS/declarationVersement/declarationVersementInfoCommun#%</text:p>
      <text:p text:style-name="P1"/>
      <text:p text:style-name="P1">%#include AL/BMS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4">%#include AL/commun/signatures/standard#%</text:p>
      <text:p text:style-name="P3">%=pushToEnd()=%</text:p>
      <text:p text:style-name="P5">%#include AL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date>2016-02-23T08:31:45.78</dc:date>
    <meta:editing-cycles>43</meta:editing-cycles>
    <meta:editing-duration>PT1H46M48S</meta:editing-duration>
    <meta:document-statistic meta:table-count="0" meta:image-count="0" meta:object-count="0" meta:page-count="1" meta:paragraph-count="8" meta:word-count="14" meta:character-count="384"/>
    <meta:user-defined meta:name="Info 1"/>
    <meta:user-defined meta:name="Info 2"/>
    <meta:user-defined meta:name="Info 3"/>
    <meta:user-defined meta:name="Info 4"/>
  </office:meta>
</office:document-meta>
</file>